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2cm" fo:min-width="4.607cm"/>
      <style:paragraph-properties style:writing-mode="lr-tb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2.882cm" fo:min-width="3.333cm"/>
      <style:paragraph-properties style:writing-mode="lr-tb"/>
    </style:style>
    <style:style style:name="gr3" style:family="graphic" style:parent-style-name="standard">
      <style:graphic-properties svg:stroke-color="#b4c7dc" draw:fill-color="#cccccc" draw:textarea-horizontal-align="justify" draw:textarea-vertical-align="middle" draw:auto-grow-height="false" fo:min-height="1.909cm" fo:min-width="2.42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loext:graphic-properties draw:fill-color="#b4c7dc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07cm" svg:height="3.07cm" svg:x="1.1cm" svg:y="1.105cm">
          <text:p text:style-name="P1"><text:span text:style-name="T1">API Product</text:span></text:p>
          <text:p text:style-name="P1"><text:span text:style-name="T2"/></text:p>
          <text:p text:style-name="P2"><text:span text:style-name="T2">Host: api.toystore.io</text:span></text:p>
          <text:p text:style-name="P2"><text:span text:style-name="T2">APIs: [service A, service B]</text:span></text:p>
          <text:p text:style-name="P2"><text:span text:style-name="T2">AuthN: {}</text:span></text:p>
          <text:p text:style-name="P2"><text:span text:style-name="T2">RateLimit: {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33cm" svg:height="3.132cm" svg:x="8.851cm" svg:y="1.405cm">
          <text:p text:style-name="P1"><text:span text:style-name="T1">API</text:span></text:p>
          <text:p text:style-name="P1"><text:span text:style-name="T2"/></text:p>
          <text:p text:style-name="P3"><text:span text:style-name="T2">Upstream: Service A</text:span></text:p>
          <text:p text:style-name="P3"><text:span text:style-name="T2">Operations:</text:span></text:p>
          <text:p text:style-name="P3"><text:span text:style-name="T2"><text:s text:c="3"/></text:span><text:span text:style-name="T2">- GET /toys</text:span></text:p>
          <text:p text:style-name="P3"><text:span text:style-name="T2"><text:s text:c="3"/></text:span><text:span text:style-name="T2">- POST /toys</text:span></text:p>
          <text:p text:style-name="P3"><text:span text:style-name="T2"><text:s text:c="3"/>…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2.159cm" svg:x="15.251cm" svg:y="1.805cm">
          <text:p text:style-name="P1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2.159cm" svg:x="15.251cm" svg:y="6.305cm">
          <text:p text:style-name="P1"><text:span text:style-name="T2">Service 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172cm" svg:y1="2.821cm" svg:x2="8.839cm" svg:y2="2.821cm">
          <text:p/>
        </draw:line>
        <draw:line draw:style-name="gr4" draw:text-style-name="P6" draw:layer="layout" svg:x1="6.172cm" svg:y1="2.821cm" svg:x2="8.839cm" svg:y2="7.139cm">
          <text:p/>
        </draw:line>
        <draw:line draw:style-name="gr4" draw:text-style-name="P6" draw:layer="layout" svg:x1="6.299cm" svg:y1="7.139cm" svg:x2="8.839cm" svg:y2="7.139cm">
          <text:p/>
        </draw:line>
        <draw:line draw:style-name="gr4" draw:text-style-name="P6" draw:layer="layout" svg:x1="12.684cm" svg:y1="2.905cm" svg:x2="15.189cm" svg:y2="2.948cm">
          <text:p/>
        </draw:line>
        <draw:line draw:style-name="gr4" draw:text-style-name="P6" draw:layer="layout" svg:x1="12.684cm" svg:y1="7.223cm" svg:x2="15.316cm" svg:y2="7.266cm">
          <text:p/>
        </draw:line>
        <draw:custom-shape draw:style-name="gr1" draw:text-style-name="P1" draw:layer="layout" svg:width="5.107cm" svg:height="3.07cm" svg:x="1.1cm" svg:y="5.705cm">
          <text:p text:style-name="P1"><text:span text:style-name="T1">API Product</text:span></text:p>
          <text:p text:style-name="P1"><text:span text:style-name="T2"/></text:p>
          <text:p text:style-name="P2"><text:span text:style-name="T2">Host: api.petstore.io</text:span></text:p>
          <text:p text:style-name="P2"><text:span text:style-name="T2">APIs: [service B]</text:span></text:p>
          <text:p text:style-name="P2"><text:span text:style-name="T2">AuthN: {}</text:span></text:p>
          <text:p text:style-name="P2"><text:span text:style-name="T2">RateLimit: {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33cm" svg:height="3.132cm" svg:x="8.851cm" svg:y="5.705cm">
          <text:p text:style-name="P1"><text:span text:style-name="T1">API</text:span></text:p>
          <text:p text:style-name="P1"><text:span text:style-name="T2"/></text:p>
          <text:p text:style-name="P3"><text:span text:style-name="T2">Upstream: Service B</text:span></text:p>
          <text:p text:style-name="P3"><text:span text:style-name="T2">Operations:</text:span></text:p>
          <text:p text:style-name="P3"><text:span text:style-name="T2"><text:s text:c="3"/></text:span><text:span text:style-name="T2">- GET /pets</text:span></text:p>
          <text:p text:style-name="P3"><text:span text:style-name="T2"><text:s text:c="3"/></text:span><text:span text:style-name="T2">- POST /pets</text:span></text:p>
          <text:p text:style-name="P3"><text:span text:style-name="T2"><text:s text:c="3"/>…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39:05.470943260</meta:creation-date>
    <dc:date>2021-10-18T12:24:24.741102568</dc:date>
    <meta:editing-duration>PT14M56S</meta:editing-duration>
    <meta:editing-cycles>6</meta:editing-cycles>
    <meta:generator>LibreOffice/6.4.7.2$Linux_X86_64 LibreOffice_project/40$Build-2</meta:generator>
    <meta:document-statistic meta:object-count="11"/>
  </office:meta>
</office:document-meta>
</file>